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ame <text:s text:c="39"/>Order No <text:s text:c="27"/>price <text:s text:c="10"/>Date submitted</text:p>
      <text:p text:style-name="Standard">Ordering into files <text:s text:c="23"/>138775546(4)/(5) <text:s text:c="11"/>1500 <text:s text:c="12"/>29/04/2019</text:p>
      <text:p text:style-name="Standard">Mini-project Assignment <text:s text:c="12"/>134578774 <text:s text:c="22"/>2500 <text:s text:c="12"/>25/04/2019</text:p>
      <text:p text:style-name="Standard">Multi granular locks <text:s text:c="20"/>135025606 <text:s text:c="22"/>5000 <text:s text:c="12"/>01/05/2019</text:p>
      <text:p text:style-name="Standard">J's spring animation <text:s text:c="21"/>139434842(1)(1) <text:s text:c="13"/>3000 <text:s text:c="12"/>29/04/2019</text:p>
      <text:p text:style-name="Standard">Work Outfit <text:s text:c="34"/>140128762 <text:s text:c="22"/>2500 <text:s text:c="12"/>30/04/2019</text:p>
      <text:p text:style-name="Standard">data analysis and serialization <text:s text:c="6"/>140201122 <text:s text:c="22"/>2000 <text:s text:c="12"/>02/05/2019</text:p>
      <text:p text:style-name="Standard"/>
      <text:p text:style-name="Standard"/>
      <text:p text:style-name="Standard">black jack <text:s text:c="25"/>139887262 <text:s text:c="23"/>3000 <text:s text:c="25"/>05/05/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2:09:36.267568296</meta:creation-date>
    <dc:date>2019-05-05T12:12:11.751375470</dc:date>
    <meta:editing-duration>PT2M38S</meta:editing-duration>
    <meta:editing-cycles>1</meta:editing-cycles>
    <meta:document-statistic meta:table-count="0" meta:image-count="0" meta:object-count="0" meta:page-count="1" meta:paragraph-count="8" meta:word-count="46" meta:character-count="812" meta:non-whitespace-character-count="325"/>
    <meta:generator>LibreOffice/6.1.3.2$Linux_X86_64 LibreOffice_project/86daf60bf00efa86ad547e59e09d6bb77c699acb</meta:generator>
  </office:meta>
</office:document-meta>
</file>